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2a6099" draw:fill="solid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2a609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-color="#ffffff" draw:opacity="0%" draw:textarea-horizontal-align="justify" draw:textarea-vertical-align="top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58cm" fo:padding-bottom="1.524cm"/>
      <style:paragraph-properties style:writing-mode="lr-tb"/>
    </style:style>
    <style:style style:name="gr10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0.7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272cm" fo:min-width="4.072cm" fo:padding-bottom="1.524cm"/>
      <style:paragraph-properties style:writing-mode="lr-tb"/>
    </style:style>
    <style:style style:name="gr12" style:family="graphic" style:parent-style-name="objectwithoutfill">
      <style:graphic-properties svg:stroke-width="0.102cm" svg:stroke-color="#2a609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a933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dash" draw:stroke-dash="Ultrafine_20_Dashed" svg:stroke-width="0.102cm" svg:stroke-color="#3465a4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Ultrafine_20_Dashed"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draw:stroke="dash" draw:stroke-dash="Ultrafine_20_Dashed"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Ultrafine_20_Dashed"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00a933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marker-start="" draw:fill="none" draw:opacity="0%" draw:textarea-horizontal-align="justify" draw:textarea-vertical-align="middle" draw:auto-grow-height="false" fo:min-height="0.004cm" fo:min-width="1.151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svg:stroke-width="0.102cm" svg:stroke-color="#3465a4" draw:marker-start-width="0.356cm" draw:marker-end-width="0.356cm" draw:fill="solid" draw:fill-color="#ffffff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02cm" svg:stroke-color="#0093d9" draw:marker-start-width="0.356cm" draw:marker-end-width="0.356cm" draw:fill="solid" draw:fill-color="#00a933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0093d9" draw:marker-start-width="0.356cm" draw:marker-end-width="0.356cm" draw:fill="solid" draw:fill-color="#ffffff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draw:stroke="dash" draw:stroke-dash="Ultrafine_20_Dashed" svg:stroke-width="0.102cm" svg:stroke-color="#0093d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svg:stroke-width="0.102cm" svg:stroke-color="#0093d9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 style:writing-mode="lr-tb"/>
      <style:text-properties fo:color="#2a6099"/>
    </style:style>
    <style:style style:name="P3" style:family="paragraph">
      <loext:graphic-properties draw:fill="solid" draw:fill-color="#ffffff" draw:opacity="0%"/>
      <style:paragraph-properties fo:text-align="start" style:writing-mode="lr-tb"/>
      <style:text-properties fo:color="#2a6099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style:paragraph-properties fo:text-align="start" style:writing-mode="lr-tb"/>
      <style:text-properties fo:color="#00a933"/>
    </style:style>
    <style:style style:name="P6" style:family="paragraph">
      <loext:graphic-properties draw:fill-color="#ffffff" draw:opacity="0%"/>
      <style:paragraph-properties fo:text-align="start" style:writing-mode="lr-tb"/>
      <style:text-properties fo:color="#00a933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 draw:opacity="0%"/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color="#ff0000"/>
    </style:style>
    <style:style style:name="P10" style:family="paragraph">
      <loext:graphic-properties draw:fill-color="#ffffff" draw:opacity="0%"/>
      <style:paragraph-properties fo:text-align="start" style:writing-mode="lr-tb"/>
      <style:text-properties fo:color="#ff0000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fo:color="#ffffff"/>
    </style:style>
    <style:style style:name="P13" style:family="paragraph">
      <loext:graphic-properties draw:fill-color="#2a6099"/>
      <style:paragraph-properties fo:text-align="center" style:writing-mode="lr-tb"/>
      <style:text-properties fo:color="#ffffff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6" style:family="paragraph">
      <loext:graphic-properties draw:fill="none" draw:opacity="0%"/>
      <style:paragraph-properties fo:text-align="center" style:writing-mode="lr-tb"/>
      <style:text-properties fo:font-size="8pt" fo:background-color="transparent" style:font-size-asian="8pt" style:font-size-complex="8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style:paragraph-properties fo:text-align="start" style:writing-mode="lr-tb"/>
      <style:text-properties fo:color="#0093d9"/>
    </style:style>
    <style:style style:name="P20" style:family="paragraph">
      <loext:graphic-properties draw:fill-color="#ffffff" draw:opacity="0%"/>
      <style:paragraph-properties fo:text-align="start" style:writing-mode="lr-tb"/>
      <style:text-properties fo:color="#0093d9"/>
    </style:style>
    <style:style style:name="T1" style:family="text">
      <style:text-properties fo:color="#2a6099"/>
    </style:style>
    <style:style style:name="T2" style:family="text">
      <style:text-properties fo:color="#00a933"/>
    </style:style>
    <style:style style:name="T3" style:family="text">
      <style:text-properties fo:color="#ff0000"/>
    </style:style>
    <style:style style:name="T4" style:family="text">
      <style:text-properties fo:color="#ffffff"/>
    </style:style>
    <style:style style:name="T5" style:family="text">
      <style:text-properties fo:font-size="8pt" fo:background-color="transparent" style:font-size-asian="8pt" style:font-size-complex="8pt"/>
    </style:style>
    <style:style style:name="T6" style:family="text">
      <style:text-properties fo:color="#0093d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20.812cm" svg:x2="6.08cm" svg:y2="21.828cm">
          <text:p/>
        </draw:line>
        <draw:custom-shape draw:style-name="gr2" draw:text-style-name="P3" draw:layer="layout" svg:width="2.54cm" svg:height="1.27cm" svg:x="5.953cm" svg:y="1cm">
          <text:p text:style-name="P2"><text:span text:style-name="T1">Net </text:span><text:span text:style-name="T1">A</text:span></text:p>
          <text:p text:style-name="P2"><text:span text:style-name="T1">Bar</text:span><text:span text:style-name="T1">eme</text:span><text:span text:style-name="T1">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6.24cm" svg:y1="11.922cm" svg:x2="16.24cm" svg:y2="19.669cm">
          <text:p/>
        </draw:line>
        <draw:line draw:style-name="gr4" draw:text-style-name="P4" draw:layer="layout" svg:x1="14.335cm" svg:y1="5.191cm" svg:x2="14.335cm" svg:y2="19.669cm">
          <text:p/>
        </draw:line>
        <draw:line draw:style-name="gr5" draw:text-style-name="P4" draw:layer="layout" svg:x1="12.43cm" svg:y1="4.175cm" svg:x2="12.43cm" svg:y2="19.669cm">
          <text:p/>
        </draw:line>
        <draw:line draw:style-name="gr6" draw:text-style-name="P4" draw:layer="layout" svg:x1="6.08cm" svg:y1="1.103cm" svg:x2="6.08cm" svg:y2="19.669cm">
          <text:p/>
        </draw:line>
        <draw:custom-shape draw:style-name="gr7" draw:text-style-name="P6" draw:layer="layout" svg:width="2.54cm" svg:height="1.27cm" svg:x="16.113cm" svg:y="11.795cm">
          <text:p text:style-name="P5"><text:span text:style-name="T2">N</text:span><text:span text:style-name="T2">e</text:span><text:span text:style-name="T2">t </text:span><text:span text:style-name="T2">D</text:span></text:p>
          <text:p text:style-name="P5"><text:span text:style-name="T2">S</text:span><text:span text:style-name="T2">R</text:span><text:span text:style-name="T2">-</text:span><text:span text:style-name="T2">I</text:span><text:span text:style-name="T2">O</text:span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4cm" svg:height="1.27cm" svg:x="14.208cm" svg:y="5.064cm">
          <text:p text:style-name="P7">Net C</text:p>
          <text:p text:style-name="P7">IPM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54cm" svg:height="1.27cm" svg:x="12.303cm" svg:y="3.921cm">
          <text:p text:style-name="P9"><text:span text:style-name="T3">Net B</text:span></text:p>
          <text:p text:style-name="P9"><text:span text:style-name="T3">Provisio</text:span><text:span text:style-name="T3">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5.08cm" svg:height="2.921cm" draw:transform="rotate (1.5707963267949) translate (7.35cm 8.239cm)">
          <text:p text:style-name="P7">Bare metal operator</text:p>
          <text:p text:style-name="P7">jump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draw:transform="skewX (-0.00139626340159546) rotate (-0.000872664625997355) translate (7.35cm 3.793cm)">
          <text:p text:style-name="P12"><text:span text:style-name="T4">e</text:span><text:span text:style-name="T4">t</text:span><text:span text:style-name="T4">h</text:span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3.794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4.81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4.572cm" svg:height="2.921cm" draw:transform="rotate (1.5707963267949) translate (7.35cm 13.7cm)">
          <text:p text:style-name="P7">Bare metal server</text:p>
          <text:p text:style-name="P7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draw:transform="skewX (-0.00139626340159546) rotate (-0.000872664625997355) translate (7.35cm 9.509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9.509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0.525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1.541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4.572cm" svg:height="2.921cm" draw:transform="rotate (1.5707963267949) translate (7.35cm 19.415cm)">
          <text:p text:style-name="P7">Bare metal server</text:p>
          <text:p text:style-name="P7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draw:transform="skewX (-0.00139626340159546) rotate (-0.000872664625997355) translate (7.35cm 15.223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5.224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6.24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7.256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4.572cm" svg:height="2.921cm" draw:transform="rotate (1.5707963267949) translate (7.35cm 25.638cm)">
          <text:p text:style-name="P7">Bare metal server</text:p>
          <text:p text:style-name="P7">nod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draw:transform="skewX (-0.00139626340159546) rotate (-0.000872664625997355) translate (7.35cm 21.447cm)">
          <text:p text:style-name="P12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21.447cm">
          <text:p text:style-name="P12"><text:span text:style-name="T4">eno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22.463cm">
          <text:p text:style-name="P12"><text:span text:style-name="T4">en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23.479cm">
          <text:p text:style-name="P12"><text:span text:style-name="T4">eno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4" draw:layer="layout" svg:x1="6.08cm" svg:y1="4.175cm" svg:x2="7.35cm" svg:y2="4.175cm">
          <text:p/>
        </draw:line>
        <draw:line draw:style-name="gr13" draw:text-style-name="P14" draw:layer="layout" svg:x1="10.271cm" svg:y1="4.175cm" svg:x2="12.43cm" svg:y2="4.175cm">
          <text:p/>
        </draw:line>
        <draw:line draw:style-name="gr14" draw:text-style-name="P14" draw:layer="layout" svg:x1="10.271cm" svg:y1="5.191cm" svg:x2="14.335cm" svg:y2="5.191cm">
          <text:p/>
        </draw:line>
        <draw:line draw:style-name="gr12" draw:text-style-name="P14" draw:layer="layout" svg:x1="6.08cm" svg:y1="9.89cm" svg:x2="7.35cm" svg:y2="9.89cm">
          <text:p/>
        </draw:line>
        <draw:line draw:style-name="gr12" draw:text-style-name="P14" draw:layer="layout" svg:x1="6.08cm" svg:y1="15.605cm" svg:x2="7.35cm" svg:y2="15.605cm">
          <text:p/>
        </draw:line>
        <draw:line draw:style-name="gr12" draw:text-style-name="P14" draw:layer="layout" svg:x1="6.08cm" svg:y1="21.828cm" svg:x2="7.35cm" svg:y2="21.828cm">
          <text:p/>
        </draw:line>
        <draw:line draw:style-name="gr13" draw:text-style-name="P14" draw:layer="layout" svg:x1="10.271cm" svg:y1="9.89cm" svg:x2="12.43cm" svg:y2="9.89cm">
          <text:p/>
        </draw:line>
        <draw:line draw:style-name="gr13" draw:text-style-name="P14" draw:layer="layout" svg:x1="10.271cm" svg:y1="15.605cm" svg:x2="12.43cm" svg:y2="15.605cm">
          <text:p/>
        </draw:line>
        <draw:line draw:style-name="gr13" draw:text-style-name="P14" draw:layer="layout" svg:x1="10.271cm" svg:y1="21.828cm" svg:x2="12.43cm" svg:y2="21.828cm">
          <text:p/>
        </draw:line>
        <draw:line draw:style-name="gr14" draw:text-style-name="P14" draw:layer="layout" svg:x1="10.271cm" svg:y1="10.906cm" svg:x2="14.335cm" svg:y2="10.906cm">
          <text:p/>
        </draw:line>
        <draw:line draw:style-name="gr14" draw:text-style-name="P14" draw:layer="layout" svg:x1="10.271cm" svg:y1="16.621cm" svg:x2="14.335cm" svg:y2="16.621cm">
          <text:p/>
        </draw:line>
        <draw:line draw:style-name="gr14" draw:text-style-name="P14" draw:layer="layout" svg:x1="10.271cm" svg:y1="22.844cm" svg:x2="14.335cm" svg:y2="22.844cm">
          <text:p/>
        </draw:line>
        <draw:line draw:style-name="gr15" draw:text-style-name="P14" draw:layer="layout" svg:x1="10.271cm" svg:y1="11.922cm" svg:x2="16.24cm" svg:y2="11.922cm">
          <text:p/>
        </draw:line>
        <draw:line draw:style-name="gr15" draw:text-style-name="P14" draw:layer="layout" svg:x1="10.271cm" svg:y1="17.637cm" svg:x2="16.24cm" svg:y2="17.637cm">
          <text:p/>
        </draw:line>
        <draw:line draw:style-name="gr15" draw:text-style-name="P14" draw:layer="layout" svg:x1="10.271cm" svg:y1="23.86cm" svg:x2="16.24cm" svg:y2="23.86cm">
          <text:p/>
        </draw:line>
        <draw:line draw:style-name="gr16" draw:text-style-name="P1" draw:layer="layout" svg:x1="6.08cm" svg:y1="19.669cm" svg:x2="6.08cm" svg:y2="20.812cm">
          <text:p/>
        </draw:line>
        <draw:line draw:style-name="gr17" draw:text-style-name="P1" draw:layer="layout" svg:x1="12.43cm" svg:y1="19.669cm" svg:x2="12.43cm" svg:y2="20.812cm">
          <text:p/>
        </draw:line>
        <draw:line draw:style-name="gr18" draw:text-style-name="P1" draw:layer="layout" svg:x1="14.335cm" svg:y1="19.669cm" svg:x2="14.335cm" svg:y2="20.812cm">
          <text:p/>
        </draw:line>
        <draw:line draw:style-name="gr19" draw:text-style-name="P1" draw:layer="layout" svg:x1="16.24cm" svg:y1="19.669cm" svg:x2="16.24cm" svg:y2="20.812cm">
          <text:p/>
        </draw:line>
        <draw:line draw:style-name="gr18" draw:text-style-name="P1" draw:layer="layout" svg:x1="9.001cm" svg:y1="19.669cm" svg:x2="9.001cm" svg:y2="20.812cm">
          <text:p/>
        </draw:line>
        <draw:line draw:style-name="gr20" draw:text-style-name="P1" draw:layer="layout" svg:x1="12.43cm" svg:y1="20.812cm" svg:x2="12.43cm" svg:y2="21.828cm">
          <text:p/>
        </draw:line>
        <draw:line draw:style-name="gr21" draw:text-style-name="P1" draw:layer="layout" svg:x1="14.335cm" svg:y1="20.812cm" svg:x2="14.335cm" svg:y2="22.844cm">
          <text:p/>
        </draw:line>
        <draw:line draw:style-name="gr22" draw:text-style-name="P1" draw:layer="layout" svg:x1="16.24cm" svg:y1="20.812cm" svg:x2="16.24cm" svg:y2="23.86cm">
          <text:p/>
        </draw:line>
        <draw:custom-shape draw:style-name="gr23" draw:text-style-name="P16" draw:layer="layout" svg:width="1.651cm" svg:height="0.254cm" svg:x="10.271cm" svg:y="4.81cm">
          <text:p text:style-name="P15"><text:span text:style-name="T5">10.10.10.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651cm" svg:height="0.254cm" svg:x="10.271cm" svg:y="10.525cm">
          <text:p text:style-name="P15"><text:span text:style-name="T5">10.10.10.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651cm" svg:height="0.254cm" svg:x="10.271cm" svg:y="16.24cm">
          <text:p text:style-name="P15"><text:span text:style-name="T5">10.10.10.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175cm" svg:height="1.27cm" svg:x="1cm" svg:y="1.635cm">
          <text:p text:style-name="P17">Provider network</text:p>
          <text:p text:style-name="P17">gateway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4.175cm" svg:y1="2.27cm" svg:x2="6.08cm" svg:y2="2.27cm">
          <text:p/>
        </draw:line>
        <draw:custom-shape draw:style-name="gr23" draw:text-style-name="P16" draw:layer="layout" svg:width="1.651cm" svg:height="0.254cm" svg:x="4.175cm" svg:y="2.397cm">
          <text:p text:style-name="P15"><text:span text:style-name="T5">10.10.11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1.651cm" svg:height="0.254cm" svg:x="10.271cm" svg:y="22.463cm">
          <text:p text:style-name="P15"><text:span text:style-name="T5">10.10.10.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6.842cm">
          <text:p text:style-name="P12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2.557cm">
          <text:p text:style-name="P12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18.272cm">
          <text:p text:style-name="P12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1.27cm" svg:height="0.762cm" svg:x="9.001cm" svg:y="24.495cm">
          <text:p text:style-name="P12"><text:span text:style-name="T4">eno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4" draw:layer="layout" svg:x1="18.145cm" svg:y1="7.223cm" svg:x2="18.145cm" svg:y2="19.669cm">
          <text:p/>
        </draw:line>
        <draw:line draw:style-name="gr27" draw:text-style-name="P14" draw:layer="layout" svg:x1="10.271cm" svg:y1="7.223cm" svg:x2="18.145cm" svg:y2="7.223cm">
          <text:p/>
        </draw:line>
        <draw:line draw:style-name="gr27" draw:text-style-name="P14" draw:layer="layout" svg:x1="10.271cm" svg:y1="12.938cm" svg:x2="18.145cm" svg:y2="12.938cm">
          <text:p/>
        </draw:line>
        <draw:line draw:style-name="gr27" draw:text-style-name="P14" draw:layer="layout" svg:x1="10.271cm" svg:y1="18.653cm" svg:x2="18.145cm" svg:y2="18.653cm">
          <text:p/>
        </draw:line>
        <draw:line draw:style-name="gr28" draw:text-style-name="P1" draw:layer="layout" svg:x1="18.145cm" svg:y1="19.669cm" svg:x2="18.145cm" svg:y2="20.851cm">
          <text:p/>
        </draw:line>
        <draw:line draw:style-name="gr29" draw:text-style-name="P1" draw:layer="layout" svg:x1="18.145cm" svg:y1="20.812cm" svg:x2="18.145cm" svg:y2="24.876cm">
          <text:p/>
        </draw:line>
        <draw:line draw:style-name="gr27" draw:text-style-name="P14" draw:layer="layout" svg:x1="10.271cm" svg:y1="24.876cm" svg:x2="18.145cm" svg:y2="24.876cm">
          <text:p/>
        </draw:line>
        <draw:custom-shape draw:style-name="gr7" draw:text-style-name="P20" draw:layer="layout" svg:width="2.54cm" svg:height="1.27cm" svg:x="18.018cm" svg:y="7.223cm">
          <text:p text:style-name="P19"><text:span text:style-name="T6">BS </text:span><text:span text:style-name="T6">DHC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6T16:00:51.158018428</meta:creation-date>
    <dc:date>2020-11-10T10:36:34.157027500</dc:date>
    <meta:editing-duration>PT2H20M59S</meta:editing-duration>
    <meta:editing-cycles>39</meta:editing-cycles>
    <meta:generator>LibreOffice/6.3.6.2$Linux_X86_64 LibreOffice_project/30$Build-2</meta:generator>
    <meta:document-statistic meta:object-count="70"/>
  </office:meta>
</office:document-meta>
</file>